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/>
        </table:table-row>
        <table:table-row table:style-name="ro1">
          <table:table-cell office:value-type="string" calcext:value-type="string">
            <text:p>9782800149967</text:p>
          </table:table-cell>
          <table:table-cell table:formula="of:=[.$B$1]&amp;[.A2]&amp;&quot;/[0:300]&quot;" office:value-type="string" office:string-value="https://reader.izneo.com/read/9782800149967/[0:300]" calcext:value-type="string">
            <text:p>https://reader.izneo.com/read/9782800149967/[0:300]</text:p>
          </table:table-cell>
          <table:table-cell office:value-type="string" calcext:value-type="string">
            <text:p>fait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office:value-type="float" office:value="97827459" calcext:value-type="float">
            <text:p>97827459</text:p>
          </table:table-cell>
          <table:table-cell table:formula="of:=[.$B$1]&amp;[.A2]&amp;[.$C$1]" office:value-type="string" office:string-value="https://reader.izneo.com/read/97827459[00000:99999]/13" calcext:value-type="string">
            <text:p>https://reader.izneo.com/read/97827459[00000:99999]/13</text:p>
          </table:table-cell>
          <table:table-cell/>
        </table:table-row>
        <table:table-row table:style-name="ro1">
          <table:table-cell office:value-type="float" office:value="97827460" calcext:value-type="float">
            <text:p>97827460</text:p>
          </table:table-cell>
          <table:table-cell table:formula="of:=[.$B$1]&amp;[.A3]&amp;[.$C$1]" office:value-type="string" office:string-value="https://reader.izneo.com/read/97827460[00000:99999]/13" calcext:value-type="string">
            <text:p>https://reader.izneo.com/read/97827460[00000:99999]/13</text:p>
          </table:table-cell>
          <table:table-cell/>
        </table:table-row>
        <table:table-row table:style-name="ro1">
          <table:table-cell office:value-type="float" office:value="97827461" calcext:value-type="float">
            <text:p>97827461</text:p>
          </table:table-cell>
          <table:table-cell table:formula="of:=[.$B$1]&amp;[.A4]&amp;[.$C$1]" office:value-type="string" office:string-value="https://reader.izneo.com/read/97827461[00000:99999]/13" calcext:value-type="string">
            <text:p>https://reader.izneo.com/read/97827461[00000:99999]/13</text:p>
          </table:table-cell>
          <table:table-cell/>
        </table:table-row>
        <table:table-row table:style-name="ro1">
          <table:table-cell office:value-type="float" office:value="97827462" calcext:value-type="float">
            <text:p>97827462</text:p>
          </table:table-cell>
          <table:table-cell table:formula="of:=[.$B$1]&amp;[.A5]&amp;[.$C$1]" office:value-type="string" office:string-value="https://reader.izneo.com/read/97827462[00000:99999]/13" calcext:value-type="string">
            <text:p>https://reader.izneo.com/read/97827462[00000:99999]/13</text:p>
          </table:table-cell>
          <table:table-cell/>
        </table:table-row>
        <table:table-row table:style-name="ro1">
          <table:table-cell office:value-type="float" office:value="97827463" calcext:value-type="float">
            <text:p>97827463</text:p>
          </table:table-cell>
          <table:table-cell table:formula="of:=[.$B$1]&amp;[.A6]&amp;[.$C$1]" office:value-type="string" office:string-value="https://reader.izneo.com/read/97827463[00000:99999]/13" calcext:value-type="string">
            <text:p>https://reader.izneo.com/read/97827463[00000:99999]/13</text:p>
          </table:table-cell>
          <table:table-cell/>
        </table:table-row>
        <table:table-row table:style-name="ro1">
          <table:table-cell office:value-type="float" office:value="97827464" calcext:value-type="float">
            <text:p>97827464</text:p>
          </table:table-cell>
          <table:table-cell table:formula="of:=[.$B$1]&amp;[.A7]&amp;[.$C$1]" office:value-type="string" office:string-value="https://reader.izneo.com/read/97827464[00000:99999]/13" calcext:value-type="string">
            <text:p>https://reader.izneo.com/read/97827464[00000:99999]/13</text:p>
          </table:table-cell>
          <table:table-cell/>
        </table:table-row>
        <table:table-row table:style-name="ro1">
          <table:table-cell office:value-type="float" office:value="97827465" calcext:value-type="float">
            <text:p>97827465</text:p>
          </table:table-cell>
          <table:table-cell table:formula="of:=[.$B$1]&amp;[.A8]&amp;[.$C$1]" office:value-type="string" office:string-value="https://reader.izneo.com/read/97827465[00000:99999]/13" calcext:value-type="string">
            <text:p>https://reader.izneo.com/read/97827465[00000:99999]/13</text:p>
          </table:table-cell>
          <table:table-cell/>
        </table:table-row>
        <table:table-row table:style-name="ro1">
          <table:table-cell office:value-type="float" office:value="97827466" calcext:value-type="float">
            <text:p>97827466</text:p>
          </table:table-cell>
          <table:table-cell table:formula="of:=[.$B$1]&amp;[.A9]&amp;[.$C$1]" office:value-type="string" office:string-value="https://reader.izneo.com/read/97827466[00000:99999]/13" calcext:value-type="string">
            <text:p>https://reader.izneo.com/read/97827466[00000:99999]/13</text:p>
          </table:table-cell>
          <table:table-cell/>
        </table:table-row>
        <table:table-row table:style-name="ro1">
          <table:table-cell office:value-type="float" office:value="97827467" calcext:value-type="float">
            <text:p>97827467</text:p>
          </table:table-cell>
          <table:table-cell table:formula="of:=[.$B$1]&amp;[.A10]&amp;[.$C$1]" office:value-type="string" office:string-value="https://reader.izneo.com/read/97827467[00000:99999]/13" calcext:value-type="string">
            <text:p>https://reader.izneo.com/read/97827467[00000:99999]/13</text:p>
          </table:table-cell>
          <table:table-cell/>
        </table:table-row>
        <table:table-row table:style-name="ro1">
          <table:table-cell office:value-type="float" office:value="97827468" calcext:value-type="float">
            <text:p>97827468</text:p>
          </table:table-cell>
          <table:table-cell table:formula="of:=[.$B$1]&amp;[.A11]&amp;[.$C$1]" office:value-type="string" office:string-value="https://reader.izneo.com/read/97827468[00000:99999]/13" calcext:value-type="string">
            <text:p>https://reader.izneo.com/read/97827468[00000:99999]/13</text:p>
          </table:table-cell>
          <table:table-cell/>
        </table:table-row>
        <table:table-row table:style-name="ro1">
          <table:table-cell office:value-type="float" office:value="97827469" calcext:value-type="float">
            <text:p>97827469</text:p>
          </table:table-cell>
          <table:table-cell table:formula="of:=[.$B$1]&amp;[.A12]&amp;[.$C$1]" office:value-type="string" office:string-value="https://reader.izneo.com/read/97827469[00000:99999]/13" calcext:value-type="string">
            <text:p>https://reader.izneo.com/read/97827469[00000:99999]/13</text:p>
          </table:table-cell>
          <table:table-cell/>
        </table:table-row>
        <table:table-row table:style-name="ro1">
          <table:table-cell office:value-type="float" office:value="97827470" calcext:value-type="float">
            <text:p>97827470</text:p>
          </table:table-cell>
          <table:table-cell table:formula="of:=[.$B$1]&amp;[.A13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/>
        </table:table-row>
        <table:table-row table:style-name="ro1">
          <table:table-cell office:value-type="float" office:value="97827471" calcext:value-type="float">
            <text:p>97827471</text:p>
          </table:table-cell>
          <table:table-cell table:formula="of:=[.$B$1]&amp;[.A14]&amp;[.$C$1]" office:value-type="string" office:string-value="https://reader.izneo.com/read/97827471[00000:99999]/13" calcext:value-type="string">
            <text:p>https://reader.izneo.com/read/97827471[00000:99999]/13</text:p>
          </table:table-cell>
          <table:table-cell/>
        </table:table-row>
        <table:table-row table:style-name="ro1">
          <table:table-cell office:value-type="float" office:value="97827472" calcext:value-type="float">
            <text:p>97827472</text:p>
          </table:table-cell>
          <table:table-cell table:formula="of:=[.$B$1]&amp;[.A15]&amp;[.$C$1]" office:value-type="string" office:string-value="https://reader.izneo.com/read/97827472[00000:99999]/13" calcext:value-type="string">
            <text:p>https://reader.izneo.com/read/97827472[00000:99999]/13</text:p>
          </table:table-cell>
          <table:table-cell/>
        </table:table-row>
        <table:table-row table:style-name="ro1">
          <table:table-cell office:value-type="float" office:value="97827473" calcext:value-type="float">
            <text:p>97827473</text:p>
          </table:table-cell>
          <table:table-cell table:formula="of:=[.$B$1]&amp;[.A16]&amp;[.$C$1]" office:value-type="string" office:string-value="https://reader.izneo.com/read/97827473[00000:99999]/13" calcext:value-type="string">
            <text:p>https://reader.izneo.com/read/97827473[00000:99999]/13</text:p>
          </table:table-cell>
          <table:table-cell/>
        </table:table-row>
        <table:table-row table:style-name="ro1">
          <table:table-cell office:value-type="float" office:value="97827474" calcext:value-type="float">
            <text:p>97827474</text:p>
          </table:table-cell>
          <table:table-cell table:formula="of:=[.$B$1]&amp;[.A17]&amp;[.$C$1]" office:value-type="string" office:string-value="https://reader.izneo.com/read/97827474[00000:99999]/13" calcext:value-type="string">
            <text:p>https://reader.izneo.com/read/97827474[00000:99999]/13</text:p>
          </table:table-cell>
          <table:table-cell/>
        </table:table-row>
        <table:table-row table:style-name="ro1">
          <table:table-cell office:value-type="float" office:value="97827475" calcext:value-type="float">
            <text:p>97827475</text:p>
          </table:table-cell>
          <table:table-cell table:formula="of:=[.$B$1]&amp;[.A18]&amp;[.$C$1]" office:value-type="string" office:string-value="https://reader.izneo.com/read/97827475[00000:99999]/13" calcext:value-type="string">
            <text:p>https://reader.izneo.com/read/97827475[00000:99999]/13</text:p>
          </table:table-cell>
          <table:table-cell/>
        </table:table-row>
        <table:table-row table:style-name="ro1">
          <table:table-cell office:value-type="float" office:value="97827476" calcext:value-type="float">
            <text:p>97827476</text:p>
          </table:table-cell>
          <table:table-cell table:formula="of:=[.$B$1]&amp;[.A19]&amp;[.$C$1]" office:value-type="string" office:string-value="https://reader.izneo.com/read/97827476[00000:99999]/13" calcext:value-type="string">
            <text:p>https://reader.izneo.com/read/97827476[00000:99999]/13</text:p>
          </table:table-cell>
          <table:table-cell/>
        </table:table-row>
        <table:table-row table:style-name="ro1">
          <table:table-cell office:value-type="float" office:value="97827477" calcext:value-type="float">
            <text:p>97827477</text:p>
          </table:table-cell>
          <table:table-cell table:formula="of:=[.$B$1]&amp;[.A20]&amp;[.$C$1]" office:value-type="string" office:string-value="https://reader.izneo.com/read/97827477[00000:99999]/13" calcext:value-type="string">
            <text:p>https://reader.izneo.com/read/97827477[00000:99999]/13</text:p>
          </table:table-cell>
          <table:table-cell/>
        </table:table-row>
        <table:table-row table:style-name="ro1">
          <table:table-cell office:value-type="float" office:value="97827478" calcext:value-type="float">
            <text:p>97827478</text:p>
          </table:table-cell>
          <table:table-cell table:formula="of:=[.$B$1]&amp;[.A21]&amp;[.$C$1]" office:value-type="string" office:string-value="https://reader.izneo.com/read/97827478[00000:99999]/13" calcext:value-type="string">
            <text:p>https://reader.izneo.com/read/97827478[00000:99999]/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15:07:01.9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03T16:19:06.145000000</dc:date>
    <meta:editing-duration>P2DT11H17S</meta:editing-duration>
    <meta:editing-cycles>66</meta:editing-cycles>
    <meta:generator>LibreOffice/5.2.6.2$Windows_x86 LibreOffice_project/a3100ed2409ebf1c212f5048fbe377c281438fdc</meta:generator>
    <meta:document-statistic meta:table-count="2" meta:cell-count="46" meta:object-count="0"/>
  </office:meta>
</office:document-meta>
</file>